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4.94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1">
      <style:table-cell-properties fo:wrap-option="wrap"/>
    </style:style>
    <style:style style:name="ce3" style:family="table-cell" style:parent-style-name="Default" style:data-style-name="N111"/>
    <style:style style:name="ce4" style:family="table-cell" style:parent-style-name="Default" style:data-style-name="N4">
      <style:table-cell-properties fo:wrap-option="wrap"/>
    </style:style>
    <style:style style:name="ce5" style:family="table-cell" style:parent-style-name="Default" style:data-style-name="N4"/>
    <style:style style:name="ce6" style:family="table-cell" style:parent-style-name="Default" style:data-style-name="N1">
      <style:table-cell-properties fo:wrap-option="wrap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ce7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Remaining Capital</text:p>
          </table:table-cell>
          <table:table-cell table:style-name="ce1" office:value-type="string" calcext:value-type="string">
            <text:p>Expected Inflation</text:p>
          </table:table-cell>
          <table:table-cell table:style-name="ce4" office:value-type="string" calcext:value-type="string">
            <text:p>Cumulative Inflation Factor</text:p>
          </table:table-cell>
          <table:table-cell table:style-name="ce6" office:value-type="string" calcext:value-type="string">
            <text:p>Housing Expenditure</text:p>
          </table:table-cell>
          <table:table-cell table:style-name="ce1" office:value-type="string" calcext:value-type="string">
            <text:p>Expected Interest</text:p>
          </table:table-cell>
          <table:table-cell table:style-name="ce6" office:value-type="string" calcext:value-type="string">
            <text:p>Interest Payment</text:p>
          </table:table-cell>
          <table:table-cell table:style-name="ce6" office:value-type="string" calcext:value-type="string">
            <text:p>Delta Mortgage Capital</text:p>
          </table:table-cell>
          <table:table-cell table:style-name="ce1"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L5]" office:value-type="float" office:value="200000" calcext:value-type="float">
            <text:p>20000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table:formula="of:=[.$L$4]*[.D2]*[.$L$3]" office:value-type="float" office:value="11600" calcext:value-type="float">
            <text:p>11600</text:p>
          </table:table-cell>
          <table:table-cell office:value-type="float" office:value="0.04" calcext:value-type="float">
            <text:p>0.04</text:p>
          </table:table-cell>
          <table:table-cell table:formula="of:=[.F2]*[.B2]" office:value-type="float" office:value="8000" calcext:value-type="float">
            <text:p>8000</text:p>
          </table:table-cell>
          <table:table-cell table:formula="of:=[.E2]-[.G2]" office:value-type="float" office:value="3600" calcext:value-type="float">
            <text:p>3600</text:p>
          </table:table-cell>
          <table:table-cell table:number-columns-repeated="2"/>
          <table:table-cell table:style-name="ce8" office:value-type="string" calcext:value-type="string">
            <text:p>Factor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-[.H2]" office:value-type="float" office:value="196400" calcext:value-type="float">
            <text:p>196400</text:p>
          </table:table-cell>
          <table:table-cell office:value-type="float" office:value="0.02" calcext:value-type="float">
            <text:p>0.02</text:p>
          </table:table-cell>
          <table:table-cell table:formula="of:=[.D2]*([.C2]+1)" office:value-type="float" office:value="1.02" calcext:value-type="float">
            <text:p>1.02</text:p>
          </table:table-cell>
          <table:table-cell table:formula="of:=[.$L$4]*[.D3]*[.$L$3]" office:value-type="float" office:value="11832" calcext:value-type="float">
            <text:p>11832</text:p>
          </table:table-cell>
          <table:table-cell office:value-type="float" office:value="0.04" calcext:value-type="float">
            <text:p>0.04</text:p>
          </table:table-cell>
          <table:table-cell table:formula="of:=[.F3]*[.B3]" office:value-type="float" office:value="7856" calcext:value-type="float">
            <text:p>7856</text:p>
          </table:table-cell>
          <table:table-cell table:formula="of:=[.E3]-[.G3]" office:value-type="float" office:value="3976" calcext:value-type="float">
            <text:p>3976</text:p>
          </table:table-cell>
          <table:table-cell table:number-columns-repeated="2"/>
          <table:table-cell office:value-type="string" calcext:value-type="string">
            <text:p>Affordability Ratio</text:p>
          </table:table-cell>
          <table:table-cell office:value-type="float" office:value="0.29" calcext:value-type="float">
            <text:p>0.29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-[.H3]" office:value-type="float" office:value="192424" calcext:value-type="float">
            <text:p>192424</text:p>
          </table:table-cell>
          <table:table-cell office:value-type="float" office:value="0.02" calcext:value-type="float">
            <text:p>0.02</text:p>
          </table:table-cell>
          <table:table-cell table:formula="of:=[.D3]*([.C4]+1)" office:value-type="float" office:value="1.0404" calcext:value-type="float">
            <text:p>1.04</text:p>
          </table:table-cell>
          <table:table-cell table:formula="of:=[.$L$4]*[.D4]*[.$L$3]" office:value-type="float" office:value="12068.64" calcext:value-type="float">
            <text:p>12069</text:p>
          </table:table-cell>
          <table:table-cell office:value-type="float" office:value="0.04" calcext:value-type="float">
            <text:p>0.04</text:p>
          </table:table-cell>
          <table:table-cell table:formula="of:=[.F4]*[.B4]" office:value-type="float" office:value="7696.96" calcext:value-type="float">
            <text:p>7697</text:p>
          </table:table-cell>
          <table:table-cell table:formula="of:=[.E4]-[.G4]" office:value-type="float" office:value="4371.68" calcext:value-type="float">
            <text:p>4372</text:p>
          </table:table-cell>
          <table:table-cell table:number-columns-repeated="2"/>
          <table:table-cell office:value-type="string" calcext:value-type="string">
            <text:p>Gross Median Wage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-[.H4]" office:value-type="float" office:value="188052.32" calcext:value-type="float">
            <text:p>188052</text:p>
          </table:table-cell>
          <table:table-cell office:value-type="float" office:value="0.02" calcext:value-type="float">
            <text:p>0.02</text:p>
          </table:table-cell>
          <table:table-cell table:formula="of:=[.D4]*([.C5]+1)" office:value-type="float" office:value="1.061208" calcext:value-type="float">
            <text:p>1.06</text:p>
          </table:table-cell>
          <table:table-cell table:formula="of:=[.$L$4]*[.D5]*[.$L$3]" office:value-type="float" office:value="12310.0128" calcext:value-type="float">
            <text:p>12310</text:p>
          </table:table-cell>
          <table:table-cell office:value-type="float" office:value="0.04" calcext:value-type="float">
            <text:p>0.04</text:p>
          </table:table-cell>
          <table:table-cell table:formula="of:=[.F5]*[.B5]" office:value-type="float" office:value="7522.0928" calcext:value-type="float">
            <text:p>7522</text:p>
          </table:table-cell>
          <table:table-cell table:formula="of:=[.E5]-[.G5]" office:value-type="float" office:value="4787.92" calcext:value-type="float">
            <text:p>4788</text:p>
          </table:table-cell>
          <table:table-cell table:number-columns-repeated="2"/>
          <table:table-cell office:value-type="string" calcext:value-type="string">
            <text:p>Median House Price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-[.H5]" office:value-type="float" office:value="183264.4" calcext:value-type="float">
            <text:p>183264</text:p>
          </table:table-cell>
          <table:table-cell office:value-type="float" office:value="0.02" calcext:value-type="float">
            <text:p>0.02</text:p>
          </table:table-cell>
          <table:table-cell table:formula="of:=[.D5]*([.C6]+1)" office:value-type="float" office:value="1.08243216" calcext:value-type="float">
            <text:p>1.08</text:p>
          </table:table-cell>
          <table:table-cell table:formula="of:=[.$L$4]*[.D6]*[.$L$3]" office:value-type="float" office:value="12556.213056" calcext:value-type="float">
            <text:p>12556</text:p>
          </table:table-cell>
          <table:table-cell office:value-type="float" office:value="0.04" calcext:value-type="float">
            <text:p>0.04</text:p>
          </table:table-cell>
          <table:table-cell table:formula="of:=[.F6]*[.B6]" office:value-type="float" office:value="7330.576" calcext:value-type="float">
            <text:p>7331</text:p>
          </table:table-cell>
          <table:table-cell table:formula="of:=[.E6]-[.G6]" office:value-type="float" office:value="5225.637056" calcext:value-type="float">
            <text:p>5226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-[.H6]" office:value-type="float" office:value="178038.762944" calcext:value-type="float">
            <text:p>178039</text:p>
          </table:table-cell>
          <table:table-cell office:value-type="float" office:value="0.02" calcext:value-type="float">
            <text:p>0.02</text:p>
          </table:table-cell>
          <table:table-cell table:formula="of:=[.D6]*([.C7]+1)" office:value-type="float" office:value="1.1040808032" calcext:value-type="float">
            <text:p>1.10</text:p>
          </table:table-cell>
          <table:table-cell table:formula="of:=[.$L$4]*[.D7]*[.$L$3]" office:value-type="float" office:value="12807.33731712" calcext:value-type="float">
            <text:p>12807</text:p>
          </table:table-cell>
          <table:table-cell office:value-type="float" office:value="0.04" calcext:value-type="float">
            <text:p>0.04</text:p>
          </table:table-cell>
          <table:table-cell table:formula="of:=[.F7]*[.B7]" office:value-type="float" office:value="7121.55051776" calcext:value-type="float">
            <text:p>7122</text:p>
          </table:table-cell>
          <table:table-cell table:formula="of:=[.E7]-[.G7]" office:value-type="float" office:value="5685.78679936" calcext:value-type="float">
            <text:p>568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-[.H7]" office:value-type="float" office:value="172352.97614464" calcext:value-type="float">
            <text:p>172353</text:p>
          </table:table-cell>
          <table:table-cell office:value-type="float" office:value="0.02" calcext:value-type="float">
            <text:p>0.02</text:p>
          </table:table-cell>
          <table:table-cell table:formula="of:=[.D7]*([.C8]+1)" office:value-type="float" office:value="1.126162419264" calcext:value-type="float">
            <text:p>1.13</text:p>
          </table:table-cell>
          <table:table-cell table:formula="of:=[.$L$4]*[.D8]*[.$L$3]" office:value-type="float" office:value="13063.4840634624" calcext:value-type="float">
            <text:p>13063</text:p>
          </table:table-cell>
          <table:table-cell office:value-type="float" office:value="0.04" calcext:value-type="float">
            <text:p>0.04</text:p>
          </table:table-cell>
          <table:table-cell table:formula="of:=[.F8]*[.B8]" office:value-type="float" office:value="6894.1190457856" calcext:value-type="float">
            <text:p>6894</text:p>
          </table:table-cell>
          <table:table-cell table:formula="of:=[.E8]-[.G8]" office:value-type="float" office:value="6169.3650176768" calcext:value-type="float">
            <text:p>6169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-[.H8]" office:value-type="float" office:value="166183.611126963" calcext:value-type="float">
            <text:p>166184</text:p>
          </table:table-cell>
          <table:table-cell office:value-type="float" office:value="0.02" calcext:value-type="float">
            <text:p>0.02</text:p>
          </table:table-cell>
          <table:table-cell table:formula="of:=[.D8]*([.C9]+1)" office:value-type="float" office:value="1.14868566764928" calcext:value-type="float">
            <text:p>1.15</text:p>
          </table:table-cell>
          <table:table-cell table:formula="of:=[.$L$4]*[.D9]*[.$L$3]" office:value-type="float" office:value="13324.7537447316" calcext:value-type="float">
            <text:p>13325</text:p>
          </table:table-cell>
          <table:table-cell office:value-type="float" office:value="0.04" calcext:value-type="float">
            <text:p>0.04</text:p>
          </table:table-cell>
          <table:table-cell table:formula="of:=[.F9]*[.B9]" office:value-type="float" office:value="6647.34444507853" calcext:value-type="float">
            <text:p>6647</text:p>
          </table:table-cell>
          <table:table-cell table:formula="of:=[.E9]-[.G9]" office:value-type="float" office:value="6677.40929965312" calcext:value-type="float">
            <text:p>6677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-[.H9]" office:value-type="float" office:value="159506.20182731" calcext:value-type="float">
            <text:p>159506</text:p>
          </table:table-cell>
          <table:table-cell office:value-type="float" office:value="0.02" calcext:value-type="float">
            <text:p>0.02</text:p>
          </table:table-cell>
          <table:table-cell table:formula="of:=[.D9]*([.C10]+1)" office:value-type="float" office:value="1.17165938100227" calcext:value-type="float">
            <text:p>1.17</text:p>
          </table:table-cell>
          <table:table-cell table:formula="of:=[.$L$4]*[.D10]*[.$L$3]" office:value-type="float" office:value="13591.2488196263" calcext:value-type="float">
            <text:p>13591</text:p>
          </table:table-cell>
          <table:table-cell office:value-type="float" office:value="0.04" calcext:value-type="float">
            <text:p>0.04</text:p>
          </table:table-cell>
          <table:table-cell table:formula="of:=[.F10]*[.B10]" office:value-type="float" office:value="6380.2480730924" calcext:value-type="float">
            <text:p>6380</text:p>
          </table:table-cell>
          <table:table-cell table:formula="of:=[.E10]-[.G10]" office:value-type="float" office:value="7211.00074653393" calcext:value-type="float">
            <text:p>721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-[.H10]" office:value-type="float" office:value="152295.201080776" calcext:value-type="float">
            <text:p>152295</text:p>
          </table:table-cell>
          <table:table-cell office:value-type="float" office:value="0.02" calcext:value-type="float">
            <text:p>0.02</text:p>
          </table:table-cell>
          <table:table-cell table:formula="of:=[.D10]*([.C11]+1)" office:value-type="float" office:value="1.19509256862231" calcext:value-type="float">
            <text:p>1.20</text:p>
          </table:table-cell>
          <table:table-cell table:formula="of:=[.$L$4]*[.D11]*[.$L$3]" office:value-type="float" office:value="13863.0737960188" calcext:value-type="float">
            <text:p>13863</text:p>
          </table:table-cell>
          <table:table-cell office:value-type="float" office:value="0.04" calcext:value-type="float">
            <text:p>0.04</text:p>
          </table:table-cell>
          <table:table-cell table:formula="of:=[.F11]*[.B11]" office:value-type="float" office:value="6091.80804323105" calcext:value-type="float">
            <text:p>6092</text:p>
          </table:table-cell>
          <table:table-cell table:formula="of:=[.E11]-[.G11]" office:value-type="float" office:value="7771.26575278775" calcext:value-type="float">
            <text:p>7771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-[.H11]" office:value-type="float" office:value="144523.935327988" calcext:value-type="float">
            <text:p>144524</text:p>
          </table:table-cell>
          <table:table-cell office:value-type="float" office:value="0.02" calcext:value-type="float">
            <text:p>0.02</text:p>
          </table:table-cell>
          <table:table-cell table:formula="of:=[.D11]*([.C12]+1)" office:value-type="float" office:value="1.21899441999476" calcext:value-type="float">
            <text:p>1.22</text:p>
          </table:table-cell>
          <table:table-cell table:formula="of:=[.$L$4]*[.D12]*[.$L$3]" office:value-type="float" office:value="14140.3352719392" calcext:value-type="float">
            <text:p>14140</text:p>
          </table:table-cell>
          <table:table-cell office:value-type="float" office:value="0.04" calcext:value-type="float">
            <text:p>0.04</text:p>
          </table:table-cell>
          <table:table-cell table:formula="of:=[.F12]*[.B12]" office:value-type="float" office:value="5780.95741311954" calcext:value-type="float">
            <text:p>5781</text:p>
          </table:table-cell>
          <table:table-cell table:formula="of:=[.E12]-[.G12]" office:value-type="float" office:value="8359.37785881968" calcext:value-type="float">
            <text:p>8359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-[.H12]" office:value-type="float" office:value="136164.557469169" calcext:value-type="float">
            <text:p>136165</text:p>
          </table:table-cell>
          <table:table-cell office:value-type="float" office:value="0.02" calcext:value-type="float">
            <text:p>0.02</text:p>
          </table:table-cell>
          <table:table-cell table:formula="of:=[.D12]*([.C13]+1)" office:value-type="float" office:value="1.24337430839465" calcext:value-type="float">
            <text:p>1.24</text:p>
          </table:table-cell>
          <table:table-cell table:formula="of:=[.$L$4]*[.D13]*[.$L$3]" office:value-type="float" office:value="14423.1419773779" calcext:value-type="float">
            <text:p>14423</text:p>
          </table:table-cell>
          <table:table-cell office:value-type="float" office:value="0.04" calcext:value-type="float">
            <text:p>0.04</text:p>
          </table:table-cell>
          <table:table-cell table:formula="of:=[.F13]*[.B13]" office:value-type="float" office:value="5446.58229876675" calcext:value-type="float">
            <text:p>5447</text:p>
          </table:table-cell>
          <table:table-cell table:formula="of:=[.E13]-[.G13]" office:value-type="float" office:value="8976.55967861119" calcext:value-type="float">
            <text:p>8977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-[.H13]" office:value-type="float" office:value="127187.997790558" calcext:value-type="float">
            <text:p>127188</text:p>
          </table:table-cell>
          <table:table-cell office:value-type="float" office:value="0.02" calcext:value-type="float">
            <text:p>0.02</text:p>
          </table:table-cell>
          <table:table-cell table:formula="of:=[.D13]*([.C14]+1)" office:value-type="float" office:value="1.26824179456255" calcext:value-type="float">
            <text:p>1.27</text:p>
          </table:table-cell>
          <table:table-cell table:formula="of:=[.$L$4]*[.D14]*[.$L$3]" office:value-type="float" office:value="14711.6048169256" calcext:value-type="float">
            <text:p>14712</text:p>
          </table:table-cell>
          <table:table-cell office:value-type="float" office:value="0.04" calcext:value-type="float">
            <text:p>0.04</text:p>
          </table:table-cell>
          <table:table-cell table:formula="of:=[.F14]*[.B14]" office:value-type="float" office:value="5087.5199116223" calcext:value-type="float">
            <text:p>5088</text:p>
          </table:table-cell>
          <table:table-cell table:formula="of:=[.E14]-[.G14]" office:value-type="float" office:value="9624.08490530328" calcext:value-type="float">
            <text:p>9624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-[.H14]" office:value-type="float" office:value="117563.912885254" calcext:value-type="float">
            <text:p>117564</text:p>
          </table:table-cell>
          <table:table-cell office:value-type="float" office:value="0.02" calcext:value-type="float">
            <text:p>0.02</text:p>
          </table:table-cell>
          <table:table-cell table:formula="of:=[.D14]*([.C15]+1)" office:value-type="float" office:value="1.2936066304538" calcext:value-type="float">
            <text:p>1.29</text:p>
          </table:table-cell>
          <table:table-cell table:formula="of:=[.$L$4]*[.D15]*[.$L$3]" office:value-type="float" office:value="15005.8369132641" calcext:value-type="float">
            <text:p>15006</text:p>
          </table:table-cell>
          <table:table-cell office:value-type="float" office:value="0.04" calcext:value-type="float">
            <text:p>0.04</text:p>
          </table:table-cell>
          <table:table-cell table:formula="of:=[.F15]*[.B15]" office:value-type="float" office:value="4702.55651541017" calcext:value-type="float">
            <text:p>4703</text:p>
          </table:table-cell>
          <table:table-cell table:formula="of:=[.E15]-[.G15]" office:value-type="float" office:value="10303.2803978539" calcext:value-type="float">
            <text:p>10303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-[.H15]" office:value-type="float" office:value="107260.6324874" calcext:value-type="float">
            <text:p>107261</text:p>
          </table:table-cell>
          <table:table-cell office:value-type="float" office:value="0.02" calcext:value-type="float">
            <text:p>0.02</text:p>
          </table:table-cell>
          <table:table-cell table:formula="of:=[.D15]*([.C16]+1)" office:value-type="float" office:value="1.31947876306287" calcext:value-type="float">
            <text:p>1.32</text:p>
          </table:table-cell>
          <table:table-cell table:formula="of:=[.$L$4]*[.D16]*[.$L$3]" office:value-type="float" office:value="15305.9536515293" calcext:value-type="float">
            <text:p>15306</text:p>
          </table:table-cell>
          <table:table-cell office:value-type="float" office:value="0.04" calcext:value-type="float">
            <text:p>0.04</text:p>
          </table:table-cell>
          <table:table-cell table:formula="of:=[.F16]*[.B16]" office:value-type="float" office:value="4290.42529949602" calcext:value-type="float">
            <text:p>4290</text:p>
          </table:table-cell>
          <table:table-cell table:formula="of:=[.E16]-[.G16]" office:value-type="float" office:value="11015.5283520333" calcext:value-type="float">
            <text:p>11016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-[.H16]" office:value-type="float" office:value="96245.1041353671" calcext:value-type="float">
            <text:p>96245</text:p>
          </table:table-cell>
          <table:table-cell office:value-type="float" office:value="0.02" calcext:value-type="float">
            <text:p>0.02</text:p>
          </table:table-cell>
          <table:table-cell table:formula="of:=[.D16]*([.C17]+1)" office:value-type="float" office:value="1.34586833832413" calcext:value-type="float">
            <text:p>1.35</text:p>
          </table:table-cell>
          <table:table-cell table:formula="of:=[.$L$4]*[.D17]*[.$L$3]" office:value-type="float" office:value="15612.0727245599" calcext:value-type="float">
            <text:p>15612</text:p>
          </table:table-cell>
          <table:table-cell office:value-type="float" office:value="0.04" calcext:value-type="float">
            <text:p>0.04</text:p>
          </table:table-cell>
          <table:table-cell table:formula="of:=[.F17]*[.B17]" office:value-type="float" office:value="3849.80416541468" calcext:value-type="float">
            <text:p>3850</text:p>
          </table:table-cell>
          <table:table-cell table:formula="of:=[.E17]-[.G17]" office:value-type="float" office:value="11762.2685591452" calcext:value-type="float">
            <text:p>11762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-[.H17]" office:value-type="float" office:value="84482.8355762219" calcext:value-type="float">
            <text:p>84483</text:p>
          </table:table-cell>
          <table:table-cell office:value-type="float" office:value="0.02" calcext:value-type="float">
            <text:p>0.02</text:p>
          </table:table-cell>
          <table:table-cell table:formula="of:=[.D17]*([.C18]+1)" office:value-type="float" office:value="1.37278570509061" calcext:value-type="float">
            <text:p>1.37</text:p>
          </table:table-cell>
          <table:table-cell table:formula="of:=[.$L$4]*[.D18]*[.$L$3]" office:value-type="float" office:value="15924.3141790511" calcext:value-type="float">
            <text:p>15924</text:p>
          </table:table-cell>
          <table:table-cell office:value-type="float" office:value="0.04" calcext:value-type="float">
            <text:p>0.04</text:p>
          </table:table-cell>
          <table:table-cell table:formula="of:=[.F18]*[.B18]" office:value-type="float" office:value="3379.31342304888" calcext:value-type="float">
            <text:p>3379</text:p>
          </table:table-cell>
          <table:table-cell table:formula="of:=[.E18]-[.G18]" office:value-type="float" office:value="12545.0007560022" calcext:value-type="float">
            <text:p>12545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-[.H18]" office:value-type="float" office:value="71937.8348202197" calcext:value-type="float">
            <text:p>71938</text:p>
          </table:table-cell>
          <table:table-cell office:value-type="float" office:value="0.02" calcext:value-type="float">
            <text:p>0.02</text:p>
          </table:table-cell>
          <table:table-cell table:formula="of:=[.D18]*([.C19]+1)" office:value-type="float" office:value="1.40024141919242" calcext:value-type="float">
            <text:p>1.40</text:p>
          </table:table-cell>
          <table:table-cell table:formula="of:=[.$L$4]*[.D19]*[.$L$3]" office:value-type="float" office:value="16242.8004626321" calcext:value-type="float">
            <text:p>16243</text:p>
          </table:table-cell>
          <table:table-cell office:value-type="float" office:value="0.04" calcext:value-type="float">
            <text:p>0.04</text:p>
          </table:table-cell>
          <table:table-cell table:formula="of:=[.F19]*[.B19]" office:value-type="float" office:value="2877.51339280879" calcext:value-type="float">
            <text:p>2878</text:p>
          </table:table-cell>
          <table:table-cell table:formula="of:=[.E19]-[.G19]" office:value-type="float" office:value="13365.2870698233" calcext:value-type="float">
            <text:p>13365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-[.H19]" office:value-type="float" office:value="58572.5477503964" calcext:value-type="float">
            <text:p>58573</text:p>
          </table:table-cell>
          <table:table-cell office:value-type="float" office:value="0.02" calcext:value-type="float">
            <text:p>0.02</text:p>
          </table:table-cell>
          <table:table-cell table:formula="of:=[.D19]*([.C20]+1)" office:value-type="float" office:value="1.42824624757627" calcext:value-type="float">
            <text:p>1.43</text:p>
          </table:table-cell>
          <table:table-cell table:formula="of:=[.$L$4]*[.D20]*[.$L$3]" office:value-type="float" office:value="16567.6564718847" calcext:value-type="float">
            <text:p>16568</text:p>
          </table:table-cell>
          <table:table-cell office:value-type="float" office:value="0.04" calcext:value-type="float">
            <text:p>0.04</text:p>
          </table:table-cell>
          <table:table-cell table:formula="of:=[.F20]*[.B20]" office:value-type="float" office:value="2342.90191001586" calcext:value-type="float">
            <text:p>2343</text:p>
          </table:table-cell>
          <table:table-cell table:formula="of:=[.E20]-[.G20]" office:value-type="float" office:value="14224.7545618689" calcext:value-type="float">
            <text:p>14225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-[.H20]" office:value-type="float" office:value="44347.7931885275" calcext:value-type="float">
            <text:p>44348</text:p>
          </table:table-cell>
          <table:table-cell office:value-type="float" office:value="0.02" calcext:value-type="float">
            <text:p>0.02</text:p>
          </table:table-cell>
          <table:table-cell table:formula="of:=[.D20]*([.C21]+1)" office:value-type="float" office:value="1.4568111725278" calcext:value-type="float">
            <text:p>1.46</text:p>
          </table:table-cell>
          <table:table-cell table:formula="of:=[.$L$4]*[.D21]*[.$L$3]" office:value-type="float" office:value="16899.0096013225" calcext:value-type="float">
            <text:p>16899</text:p>
          </table:table-cell>
          <table:table-cell office:value-type="float" office:value="0.04" calcext:value-type="float">
            <text:p>0.04</text:p>
          </table:table-cell>
          <table:table-cell table:formula="of:=[.F21]*[.B21]" office:value-type="float" office:value="1773.9117275411" calcext:value-type="float">
            <text:p>1774</text:p>
          </table:table-cell>
          <table:table-cell table:formula="of:=[.E21]-[.G21]" office:value-type="float" office:value="15125.0978737814" calcext:value-type="float">
            <text:p>15125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-[.H21]" office:value-type="float" office:value="29222.6953147461" calcext:value-type="float">
            <text:p>29223</text:p>
          </table:table-cell>
          <table:table-cell office:value-type="float" office:value="0.02" calcext:value-type="float">
            <text:p>0.02</text:p>
          </table:table-cell>
          <table:table-cell table:formula="of:=[.D21]*([.C22]+1)" office:value-type="float" office:value="1.48594739597835" calcext:value-type="float">
            <text:p>1.49</text:p>
          </table:table-cell>
          <table:table-cell table:formula="of:=[.$L$4]*[.D22]*[.$L$3]" office:value-type="float" office:value="17236.9897933489" calcext:value-type="float">
            <text:p>17237</text:p>
          </table:table-cell>
          <table:table-cell office:value-type="float" office:value="0.04" calcext:value-type="float">
            <text:p>0.04</text:p>
          </table:table-cell>
          <table:table-cell table:formula="of:=[.F22]*[.B22]" office:value-type="float" office:value="1168.90781258985" calcext:value-type="float">
            <text:p>1169</text:p>
          </table:table-cell>
          <table:table-cell table:formula="of:=[.E22]-[.G22]" office:value-type="float" office:value="16068.081980759" calcext:value-type="float">
            <text:p>16068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2]-[.H22]" office:value-type="float" office:value="13154.6133339871" calcext:value-type="float">
            <text:p>13155</text:p>
          </table:table-cell>
          <table:table-cell office:value-type="float" office:value="0.02" calcext:value-type="float">
            <text:p>0.02</text:p>
          </table:table-cell>
          <table:table-cell table:formula="of:=[.D22]*([.C23]+1)" office:value-type="float" office:value="1.51566634389792" calcext:value-type="float">
            <text:p>1.52</text:p>
          </table:table-cell>
          <table:table-cell table:formula="of:=[.$L$4]*[.D23]*[.$L$3]" office:value-type="float" office:value="17581.7295892159" calcext:value-type="float">
            <text:p>17582</text:p>
          </table:table-cell>
          <table:table-cell office:value-type="float" office:value="0.04" calcext:value-type="float">
            <text:p>0.04</text:p>
          </table:table-cell>
          <table:table-cell table:formula="of:=[.F23]*[.B23]" office:value-type="float" office:value="526.184533359485" calcext:value-type="float">
            <text:p>526</text:p>
          </table:table-cell>
          <table:table-cell table:formula="of:=[.E23]-[.G23]" office:value-type="float" office:value="17055.5450558564" calcext:value-type="float">
            <text:p>17056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3]-[.H23]" office:value-type="float" office:value="-3900.93172186926" calcext:value-type="float">
            <text:p>-3901</text:p>
          </table:table-cell>
          <table:table-cell office:value-type="float" office:value="0.02" calcext:value-type="float">
            <text:p>0.02</text:p>
          </table:table-cell>
          <table:table-cell table:formula="of:=[.D23]*([.C24]+1)" office:value-type="float" office:value="1.54597967077588" calcext:value-type="float">
            <text:p>1.55</text:p>
          </table:table-cell>
          <table:table-cell table:formula="of:=[.$L$4]*[.D24]*[.$L$3]" office:value-type="float" office:value="17933.3641810002" calcext:value-type="float">
            <text:p>17933</text:p>
          </table:table-cell>
          <table:table-cell office:value-type="float" office:value="0.04" calcext:value-type="float">
            <text:p>0.04</text:p>
          </table:table-cell>
          <table:table-cell table:formula="of:=[.F24]*[.B24]" office:value-type="float" office:value="-156.03726887477" calcext:value-type="float">
            <text:p>-156</text:p>
          </table:table-cell>
          <table:table-cell table:formula="of:=[.E24]-[.G24]" office:value-type="float" office:value="18089.401449875" calcext:value-type="float">
            <text:p>18089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4]-[.H24]" office:value-type="float" office:value="-21990.3331717442" calcext:value-type="float">
            <text:p>-21990</text:p>
          </table:table-cell>
          <table:table-cell office:value-type="float" office:value="0.02" calcext:value-type="float">
            <text:p>0.02</text:p>
          </table:table-cell>
          <table:table-cell table:formula="of:=[.D24]*([.C25]+1)" office:value-type="float" office:value="1.5768992641914" calcext:value-type="float">
            <text:p>1.58</text:p>
          </table:table-cell>
          <table:table-cell table:formula="of:=[.$L$4]*[.D25]*[.$L$3]" office:value-type="float" office:value="18292.0314646202" calcext:value-type="float">
            <text:p>18292</text:p>
          </table:table-cell>
          <table:table-cell office:value-type="float" office:value="0.04" calcext:value-type="float">
            <text:p>0.04</text:p>
          </table:table-cell>
          <table:table-cell table:formula="of:=[.F25]*[.B25]" office:value-type="float" office:value="-879.613326869769" calcext:value-type="float">
            <text:p>-880</text:p>
          </table:table-cell>
          <table:table-cell table:formula="of:=[.E25]-[.G25]" office:value-type="float" office:value="19171.64479149" calcext:value-type="float">
            <text:p>19172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5]-[.H25]" office:value-type="float" office:value="-41161.9779632342" calcext:value-type="float">
            <text:p>-41162</text:p>
          </table:table-cell>
          <table:table-cell office:value-type="float" office:value="0.02" calcext:value-type="float">
            <text:p>0.02</text:p>
          </table:table-cell>
          <table:table-cell table:formula="of:=[.D25]*([.C26]+1)" office:value-type="float" office:value="1.60843724947523" calcext:value-type="float">
            <text:p>1.61</text:p>
          </table:table-cell>
          <table:table-cell table:formula="of:=[.$L$4]*[.D26]*[.$L$3]" office:value-type="float" office:value="18657.8720939127" calcext:value-type="float">
            <text:p>18658</text:p>
          </table:table-cell>
          <table:table-cell office:value-type="float" office:value="0.04" calcext:value-type="float">
            <text:p>0.04</text:p>
          </table:table-cell>
          <table:table-cell table:formula="of:=[.F26]*[.B26]" office:value-type="float" office:value="-1646.47911852937" calcext:value-type="float">
            <text:p>-1646</text:p>
          </table:table-cell>
          <table:table-cell table:formula="of:=[.E26]-[.G26]" office:value-type="float" office:value="20304.351212442" calcext:value-type="float">
            <text:p>20304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6]-[.H26]" office:value-type="float" office:value="-61466.3291756763" calcext:value-type="float">
            <text:p>-61466</text:p>
          </table:table-cell>
          <table:table-cell office:value-type="float" office:value="0.02" calcext:value-type="float">
            <text:p>0.02</text:p>
          </table:table-cell>
          <table:table-cell table:formula="of:=[.D26]*([.C27]+1)" office:value-type="float" office:value="1.64060599446473" calcext:value-type="float">
            <text:p>1.64</text:p>
          </table:table-cell>
          <table:table-cell table:formula="of:=[.$L$4]*[.D27]*[.$L$3]" office:value-type="float" office:value="19031.0295357909" calcext:value-type="float">
            <text:p>19031</text:p>
          </table:table-cell>
          <table:table-cell office:value-type="float" office:value="0.04" calcext:value-type="float">
            <text:p>0.04</text:p>
          </table:table-cell>
          <table:table-cell table:formula="of:=[.F27]*[.B27]" office:value-type="float" office:value="-2458.65316702705" calcext:value-type="float">
            <text:p>-2459</text:p>
          </table:table-cell>
          <table:table-cell table:formula="of:=[.E27]-[.G27]" office:value-type="float" office:value="21489.6827028179" calcext:value-type="float">
            <text:p>21490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7]-[.H27]" office:value-type="float" office:value="-82956.0118784942" calcext:value-type="float">
            <text:p>-82956</text:p>
          </table:table-cell>
          <table:table-cell office:value-type="float" office:value="0.02" calcext:value-type="float">
            <text:p>0.02</text:p>
          </table:table-cell>
          <table:table-cell table:formula="of:=[.D27]*([.C28]+1)" office:value-type="float" office:value="1.67341811435403" calcext:value-type="float">
            <text:p>1.67</text:p>
          </table:table-cell>
          <table:table-cell table:formula="of:=[.$L$4]*[.D28]*[.$L$3]" office:value-type="float" office:value="19411.6501265067" calcext:value-type="float">
            <text:p>19412</text:p>
          </table:table-cell>
          <table:table-cell office:value-type="float" office:value="0.04" calcext:value-type="float">
            <text:p>0.04</text:p>
          </table:table-cell>
          <table:table-cell table:formula="of:=[.F28]*[.B28]" office:value-type="float" office:value="-3318.24047513977" calcext:value-type="float">
            <text:p>-3318</text:p>
          </table:table-cell>
          <table:table-cell table:formula="of:=[.E28]-[.G28]" office:value-type="float" office:value="22729.8906016465" calcext:value-type="float">
            <text:p>22730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8]-[.H28]" office:value-type="float" office:value="-105685.902480141" calcext:value-type="float">
            <text:p>-105686</text:p>
          </table:table-cell>
          <table:table-cell office:value-type="float" office:value="0.02" calcext:value-type="float">
            <text:p>0.02</text:p>
          </table:table-cell>
          <table:table-cell table:formula="of:=[.D28]*([.C29]+1)" office:value-type="float" office:value="1.70688647664111" calcext:value-type="float">
            <text:p>1.71</text:p>
          </table:table-cell>
          <table:table-cell table:formula="of:=[.$L$4]*[.D29]*[.$L$3]" office:value-type="float" office:value="19799.8831290369" calcext:value-type="float">
            <text:p>19800</text:p>
          </table:table-cell>
          <table:table-cell office:value-type="float" office:value="0.04" calcext:value-type="float">
            <text:p>0.04</text:p>
          </table:table-cell>
          <table:table-cell table:formula="of:=[.F29]*[.B29]" office:value-type="float" office:value="-4227.43609920563" calcext:value-type="float">
            <text:p>-4227</text:p>
          </table:table-cell>
          <table:table-cell table:formula="of:=[.E29]-[.G29]" office:value-type="float" office:value="24027.3192282425" calcext:value-type="float">
            <text:p>24027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9]-[.H29]" office:value-type="float" office:value="-129713.221708383" calcext:value-type="float">
            <text:p>-129713</text:p>
          </table:table-cell>
          <table:table-cell office:value-type="float" office:value="0.02" calcext:value-type="float">
            <text:p>0.02</text:p>
          </table:table-cell>
          <table:table-cell table:formula="of:=[.D29]*([.C30]+1)" office:value-type="float" office:value="1.74102420617393" calcext:value-type="float">
            <text:p>1.74</text:p>
          </table:table-cell>
          <table:table-cell table:formula="of:=[.$L$4]*[.D30]*[.$L$3]" office:value-type="float" office:value="20195.8807916176" calcext:value-type="float">
            <text:p>20196</text:p>
          </table:table-cell>
          <table:table-cell office:value-type="float" office:value="0.04" calcext:value-type="float">
            <text:p>0.04</text:p>
          </table:table-cell>
          <table:table-cell table:formula="of:=[.F30]*[.B30]" office:value-type="float" office:value="-5188.52886833533" calcext:value-type="float">
            <text:p>-5189</text:p>
          </table:table-cell>
          <table:table-cell table:formula="of:=[.E30]-[.G30]" office:value-type="float" office:value="25384.4096599529" calcext:value-type="float">
            <text:p>25384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30]-[.H30]" office:value-type="float" office:value="-155097.631368336" calcext:value-type="float">
            <text:p>-155098</text:p>
          </table:table-cell>
          <table:table-cell office:value-type="float" office:value="0.02" calcext:value-type="float">
            <text:p>0.02</text:p>
          </table:table-cell>
          <table:table-cell table:formula="of:=[.D30]*([.C31]+1)" office:value-type="float" office:value="1.77584469029741" calcext:value-type="float">
            <text:p>1.78</text:p>
          </table:table-cell>
          <table:table-cell table:formula="of:=[.$L$4]*[.D31]*[.$L$3]" office:value-type="float" office:value="20599.79840745" calcext:value-type="float">
            <text:p>20600</text:p>
          </table:table-cell>
          <table:table-cell office:value-type="float" office:value="0.04" calcext:value-type="float">
            <text:p>0.04</text:p>
          </table:table-cell>
          <table:table-cell table:formula="of:=[.F31]*[.B31]" office:value-type="float" office:value="-6203.90525473345" calcext:value-type="float">
            <text:p>-6204</text:p>
          </table:table-cell>
          <table:table-cell table:formula="of:=[.E31]-[.G31]" office:value-type="float" office:value="26803.7036621834" calcext:value-type="float">
            <text:p>26804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1]-[.H31]" office:value-type="float" office:value="-181901.33503052" calcext:value-type="float">
            <text:p>-181901</text:p>
          </table:table-cell>
          <table:table-cell office:value-type="float" office:value="0.02" calcext:value-type="float">
            <text:p>0.02</text:p>
          </table:table-cell>
          <table:table-cell table:formula="of:=[.D31]*([.C32]+1)" office:value-type="float" office:value="1.81136158410335" calcext:value-type="float">
            <text:p>1.81</text:p>
          </table:table-cell>
          <table:table-cell table:formula="of:=[.$L$4]*[.D32]*[.$L$3]" office:value-type="float" office:value="21011.7943755989" calcext:value-type="float">
            <text:p>21012</text:p>
          </table:table-cell>
          <table:table-cell office:value-type="float" office:value="0.04" calcext:value-type="float">
            <text:p>0.04</text:p>
          </table:table-cell>
          <table:table-cell table:formula="of:=[.F32]*[.B32]" office:value-type="float" office:value="-7276.05340122078" calcext:value-type="float">
            <text:p>-7276</text:p>
          </table:table-cell>
          <table:table-cell table:formula="of:=[.E32]-[.G32]" office:value-type="float" office:value="28287.8477768196" calcext:value-type="float">
            <text:p>2828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2]-[.H32]" office:value-type="float" office:value="-210189.182807339" calcext:value-type="float">
            <text:p>-210189</text:p>
          </table:table-cell>
          <table:table-cell office:value-type="float" office:value="0.02" calcext:value-type="float">
            <text:p>0.02</text:p>
          </table:table-cell>
          <table:table-cell table:formula="of:=[.D32]*([.C33]+1)" office:value-type="float" office:value="1.84758881578542" calcext:value-type="float">
            <text:p>1.85</text:p>
          </table:table-cell>
          <table:table-cell table:formula="of:=[.$L$4]*[.D33]*[.$L$3]" office:value-type="float" office:value="21432.0302631109" calcext:value-type="float">
            <text:p>21432</text:p>
          </table:table-cell>
          <table:table-cell office:value-type="float" office:value="0.04" calcext:value-type="float">
            <text:p>0.04</text:p>
          </table:table-cell>
          <table:table-cell table:formula="of:=[.F33]*[.B33]" office:value-type="float" office:value="-8407.56731229357" calcext:value-type="float">
            <text:p>-8408</text:p>
          </table:table-cell>
          <table:table-cell table:formula="of:=[.E33]-[.G33]" office:value-type="float" office:value="29839.5975754044" calcext:value-type="float">
            <text:p>29840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3]-[.H33]" office:value-type="float" office:value="-240028.780382744" calcext:value-type="float">
            <text:p>-240029</text:p>
          </table:table-cell>
          <table:table-cell office:value-type="float" office:value="0.02" calcext:value-type="float">
            <text:p>0.02</text:p>
          </table:table-cell>
          <table:table-cell table:formula="of:=[.D33]*([.C34]+1)" office:value-type="float" office:value="1.88454059210113" calcext:value-type="float">
            <text:p>1.88</text:p>
          </table:table-cell>
          <table:table-cell table:formula="of:=[.$L$4]*[.D34]*[.$L$3]" office:value-type="float" office:value="21860.6708683731" calcext:value-type="float">
            <text:p>21861</text:p>
          </table:table-cell>
          <table:table-cell office:value-type="float" office:value="0.04" calcext:value-type="float">
            <text:p>0.04</text:p>
          </table:table-cell>
          <table:table-cell table:formula="of:=[.F34]*[.B34]" office:value-type="float" office:value="-9601.15121530975" calcext:value-type="float">
            <text:p>-9601</text:p>
          </table:table-cell>
          <table:table-cell table:formula="of:=[.E34]-[.G34]" office:value-type="float" office:value="31461.8220836829" calcext:value-type="float">
            <text:p>31462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4]-[.H34]" office:value-type="float" office:value="-271490.602466426" calcext:value-type="float">
            <text:p>-271491</text:p>
          </table:table-cell>
          <table:table-cell office:value-type="float" office:value="0.02" calcext:value-type="float">
            <text:p>0.02</text:p>
          </table:table-cell>
          <table:table-cell table:formula="of:=[.D34]*([.C35]+1)" office:value-type="float" office:value="1.92223140394315" calcext:value-type="float">
            <text:p>1.92</text:p>
          </table:table-cell>
          <table:table-cell table:formula="of:=[.$L$4]*[.D35]*[.$L$3]" office:value-type="float" office:value="22297.8842857405" calcext:value-type="float">
            <text:p>22298</text:p>
          </table:table-cell>
          <table:table-cell office:value-type="float" office:value="0.04" calcext:value-type="float">
            <text:p>0.04</text:p>
          </table:table-cell>
          <table:table-cell table:formula="of:=[.F35]*[.B35]" office:value-type="float" office:value="-10859.6240986571" calcext:value-type="float">
            <text:p>-10860</text:p>
          </table:table-cell>
          <table:table-cell table:formula="of:=[.E35]-[.G35]" office:value-type="float" office:value="33157.5083843976" calcext:value-type="float">
            <text:p>33158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5]-[.H35]" office:value-type="float" office:value="-304648.110850824" calcext:value-type="float">
            <text:p>-304648</text:p>
          </table:table-cell>
          <table:table-cell office:value-type="float" office:value="0.02" calcext:value-type="float">
            <text:p>0.02</text:p>
          </table:table-cell>
          <table:table-cell table:formula="of:=[.D35]*([.C36]+1)" office:value-type="float" office:value="1.96067603202202" calcext:value-type="float">
            <text:p>1.96</text:p>
          </table:table-cell>
          <table:table-cell table:formula="of:=[.$L$4]*[.D36]*[.$L$3]" office:value-type="float" office:value="22743.8419714554" calcext:value-type="float">
            <text:p>22744</text:p>
          </table:table-cell>
          <table:table-cell office:value-type="float" office:value="0.04" calcext:value-type="float">
            <text:p>0.04</text:p>
          </table:table-cell>
          <table:table-cell table:formula="of:=[.F36]*[.B36]" office:value-type="float" office:value="-12185.924434033" calcext:value-type="float">
            <text:p>-12186</text:p>
          </table:table-cell>
          <table:table-cell table:formula="of:=[.E36]-[.G36]" office:value-type="float" office:value="34929.7664054884" calcext:value-type="float">
            <text:p>34930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6]-[.H36]" office:value-type="float" office:value="-339577.877256312" calcext:value-type="float">
            <text:p>-339578</text:p>
          </table:table-cell>
          <table:table-cell office:value-type="float" office:value="0.02" calcext:value-type="float">
            <text:p>0.02</text:p>
          </table:table-cell>
          <table:table-cell table:formula="of:=[.D36]*([.C37]+1)" office:value-type="float" office:value="1.99988955266246" calcext:value-type="float">
            <text:p>2.00</text:p>
          </table:table-cell>
          <table:table-cell table:formula="of:=[.$L$4]*[.D37]*[.$L$3]" office:value-type="float" office:value="23198.7188108845" calcext:value-type="float">
            <text:p>23199</text:p>
          </table:table-cell>
          <table:table-cell office:value-type="float" office:value="0.04" calcext:value-type="float">
            <text:p>0.04</text:p>
          </table:table-cell>
          <table:table-cell table:formula="of:=[.F37]*[.B37]" office:value-type="float" office:value="-13583.1150902525" calcext:value-type="float">
            <text:p>-13583</text:p>
          </table:table-cell>
          <table:table-cell table:formula="of:=[.E37]-[.G37]" office:value-type="float" office:value="36781.833901137" calcext:value-type="float">
            <text:p>36782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8:58:31.609225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3:33:52.979894592</meta:creation-date>
    <dc:date>2016-06-07T12:18:40.447938121</dc:date>
    <meta:editing-duration>PT17H10M47S</meta:editing-duration>
    <meta:editing-cycles>2</meta:editing-cycles>
    <meta:generator>LibreOffice/5.1.3.2$Linux_X86_64 LibreOffice_project/10m0$Build-2</meta:generator>
    <meta:document-statistic meta:table-count="1" meta:cell-count="303" meta:object-count="0"/>
  </office:meta>
</office:document-meta>
</file>